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modify-columns/" text:style-name="Internet_20_link" text:visited-style-name="Visited_20_Internet_20_Link"><text:span text:style-name="T1">2884. Modify Columns</text:span></text:a></text:p>
      <text:section text:style-name="Sect1" text:name="headlessui-popover-button-:r15:">
        <text:p text:style-name="Standard"/>
      </text:section>
      <text:section text:style-name="Sect1" text:name="headlessui-popover-button-:rh:">
        <text:p text:style-name="Standard"/>
      </text:section>
      <text:p text:style-name="P4">Easy</text:p>
      <text:p text:style-name="P4">17</text:p>
      <text:p text:style-name="P4">2</text:p>
      <text:section text:style-name="Sect1" text:name="headlessui-popover-button-:rl:">
        <text:p text:style-name="Standard"/>
      </text:section>
      <text:section text:style-name="Sect1" text:name="headlessui-popover-button-:rn:">
        <text:p text:style-name="Standard"/>
      </text:section>
      <text:p text:style-name="P5">Companies</text:p>
      <text:p text:style-name="P3"><text:span text:style-name="T1">DataFrame </text:span><text:span text:style-name="Source_20_Text"><text:span text:style-name="T2">employees</text:span></text:span></text:p>
      <text:p text:style-name="P2">+-------------+--------+</text:p>
      <text:p text:style-name="P2">| Column Name | Type <text:s text:c="2"/>|</text:p>
      <text:p text:style-name="P2">+-------------+--------+</text:p>
      <text:p text:style-name="P2">| name <text:s text:c="7"/>| object |</text:p>
      <text:p text:style-name="P2">| salary <text:s text:c="5"/>| int <text:s text:c="3"/>|</text:p>
      <text:p text:style-name="P1">+-------------+--------+</text:p>
      <text:p text:style-name="P6">A company intends to give its employees a pay rise.</text:p>
      <text:p text:style-name="P7"><text:span text:style-name="T1">Write a solution to </text:span><text:span text:style-name="Strong_20_Emphasis"><text:span text:style-name="T1">modify</text:span></text:span><text:span text:style-name="T1"> the </text:span><text:span text:style-name="Source_20_Text"><text:span text:style-name="T2">salary</text:span></text:span><text:span text:style-name="T1"> column by multiplying each salary by 2.</text:span></text:p>
      <text:p text:style-name="P6">The 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/text:p>
      <text:p text:style-name="P2">DataFrame employees</text:p>
      <text:p text:style-name="P2">+---------+--------+</text:p>
      <text:p text:style-name="P2">| name <text:s text:c="3"/>| salary |</text:p>
      <text:p text:style-name="P2">+---------+--------+</text:p>
      <text:p text:style-name="P2">| Jack <text:s text:c="3"/>| 19666 <text:s/>|</text:p>
      <text:p text:style-name="P2">| Piper <text:s text:c="2"/>| 74754 <text:s/>|</text:p>
      <text:p text:style-name="P2">| Mia <text:s text:c="4"/>| 62509 <text:s/>|</text:p>
      <text:p text:style-name="P2">| Ulysses | 54866 <text:s/>|</text:p>
      <text:p text:style-name="P2">+---------+--------+</text:p>
      <text:p text:style-name="P3"><text:span text:style-name="Strong_20_Emphasis"><text:span text:style-name="T1">Output:</text:span></text:span></text:p>
      <text:p text:style-name="P2">+---------+--------+</text:p>
      <text:p text:style-name="P2">| name <text:s text:c="3"/>| salary |</text:p>
      <text:p text:style-name="P2">+---------+--------+</text:p>
      <text:p text:style-name="P2">| Jack <text:s text:c="3"/>| 39332 <text:s/>|</text:p>
      <text:p text:style-name="P2">| Piper <text:s text:c="2"/>| 149508 |</text:p>
      <text:p text:style-name="P2">| Mia <text:s text:c="4"/>| 125018 |</text:p>
      <text:p text:style-name="P2">| Ulysses | 109732 |</text:p>
      <text:p text:style-name="P2">+---------+--------+</text:p>
      <text:p text:style-name="P3"><text:span text:style-name="Strong_20_Emphasis"><text:span text:style-name="T1">Explanation:</text:span></text:span></text:p>
      <text:p text:style-name="P1">Every salary has been doubled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7T00:44:20.894000000</dc:date>
    <meta:editing-duration>PT7S</meta:editing-duration>
    <meta:editing-cycles>1</meta:editing-cycles>
    <meta:document-statistic meta:table-count="0" meta:image-count="0" meta:object-count="0" meta:page-count="1" meta:paragraph-count="38" meta:word-count="146" meta:character-count="778" meta:non-whitespace-character-count="640"/>
    <meta:generator>LibreOffice/7.2.2.2$Windows_X86_64 LibreOffice_project/02b2acce88a210515b4a5bb2e46cbfb63fe97d56</meta:generator>
  </office:meta>
</office:document-meta>
</file>